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loext:graphic-properties draw:fill-gradient-name="gradient" draw:fill-hatch-name="hatch"/>
      <style:paragraph-properties fo:line-height="150%" fo:text-align="center" style:justify-single-word="false"/>
      <style:text-properties fo:font-size="16pt" officeooo:paragraph-rsid="000e93f5" style:font-size-asian="16pt" style:font-size-complex="16pt"/>
    </style:style>
    <style:style style:name="P2" style:family="paragraph" style:parent-style-name="Standard">
      <loext:graphic-properties draw:fill-gradient-name="gradient" draw:fill-hatch-name="hatch"/>
      <style:paragraph-properties fo:line-height="150%"/>
      <style:text-properties fo:font-size="16pt" officeooo:paragraph-rsid="000e93f5" style:font-size-asian="16pt" style:font-size-complex="16pt"/>
    </style:style>
    <style:style style:name="T1" style:family="text">
      <style:text-properties style:font-name="Times New Roman" fo:font-size="14pt" style:font-size-asian="14pt" style:font-name-complex="Times New Roman1" style:font-size-complex="14pt"/>
    </style:style>
    <style:style style:name="T2" style:family="text">
      <style:text-properties style:font-name="Times New Roman" fo:font-size="14pt" fo:language="en" fo:country="US" fo:font-style="italic" style:text-underline-style="solid" style:text-underline-width="auto" style:text-underline-color="font-color" fo:font-weight="bold" style:font-size-asian="14pt" style:font-style-asian="italic" style:font-weight-asian="bold" style:font-name-complex="Times New Roman1" style:font-size-complex="14pt"/>
    </style:style>
    <style:style style:name="T3" style:family="text">
      <style:text-properties style:font-name="Times New Roman" fo:language="en" fo:country="US" fo:font-style="italic" style:text-underline-style="solid" style:text-underline-width="auto" style:text-underline-color="font-color" fo:font-weight="bold" style:font-style-asian="italic" style:font-weight-asian="bold" style:font-name-complex="Times New Roman1"/>
    </style:style>
    <style:style style:name="T4" style:family="text">
      <style:text-properties style:font-name="Times New Roman" style:font-name-complex="Times New Roman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3">XV</text:span></text:p>
      <text:p text:style-name="P2"><text:span text:style-name="T4">Павел и Дарья переступили порог, смеясь и весело что-то обсуждая. Евгений уехал навестить родственников. Павел знал об этом и не беспокоился. Он аккуратно помог Даше снять пальто и, повесив одежду, резко подхватил ее на руки и со смехом понес на второй этаж. </text:span></text:p>
      <text:p text:style-name="P2"><text:span text:style-name="T4">–Поставь меня уже! – смеясь, крикнула Даша.</text:span></text:p>
      <text:p text:style-name="P2"><text:span text:style-name="T4">–Поставить? – усмехнулся <text:s/>Павел, легким движением укладывая девушку на кровать и нависая сверху. Девушка улыбнулась, глядя ему в глаза, после чего приподняла голову и осторожно коснулась его губ.</text:span></text:p>
      <text:p text:style-name="P2"><text:span text:style-name="T4">–А ты один?</text:span></text:p>
      <text:p text:style-name="P2"><text:span text:style-name="T4">–С Евгением. У него здесь родственники. Он поехал к ним, так что дом мой.</text:span></text:p>
      <text:p text:style-name="P2"><text:span text:style-name="T4">–А, ну ладно. А то я уж беспокоиться начала, – усмехнулась девушка.</text:span></text:p>
      <text:p text:style-name="P2"><text:span text:style-name="T4">–Беспокоиться? Чего это ты?</text:span></text:p>
      <text:p text:style-name="P2"><text:span text:style-name="T4">–Да за таким, как ты газ да глаз нужен, – засмеялась девушка, делая легкое движение, так что Павел оказался под ней.</text:span></text:p>
      <text:p text:style-name="P2"><text:span text:style-name="T4">–Обижаете, Дарья Дмитриевна, – улыбнулся парень.</text:span></text:p>
      <text:p text:style-name="P2"><text:span text:style-name="T4">–Какие мы серьезные. Прямо я вас обидела, Павел Даниилович, – смеясь, она резко впилась в его губы, сливаясь с ним в сладком поцелуе и прижимаясь своим телом к телу парня. </text:span></text:p>
      <text:p text:style-name="P2"><text:span text:style-name="T4">Тот осторожно и нежно обхватил ее руками за талию, наслаждаясь поцелуем и жмурясь от удовольствия. Резко Алехин встал, в одно движение посадил Дашу на колени и посмотрел ей в глаза. </text:span></text:p>
      <text:p text:style-name="P2"><text:span text:style-name="T4">–Какие у тебя прекрасные глубокие глаза, я просто тону в них, – улыбнувшись, сказал он.</text:span></text:p>
      <text:p text:style-name="P2"><text:soft-page-break/><text:span text:style-name="T4">–Будь осторожнее, плавать то умеешь, – кокетничая, ответила девушка.</text:span></text:p>
      <text:p text:style-name="P2"><text:span text:style-name="T4">–Даша, а когда ты собираешься домой? </text:span></text:p>
      <text:p text:style-name="P2"><text:span text:style-name="T4">–Ой, я еще не думала об этом. Завтра нужно будет заказать билеты на самолет.</text:span></text:p>
      <text:p text:style-name="P2"><text:span text:style-name="T4">–Так. Даже забудь об этом. Ты летишь со мной.</text:span></text:p>
      <text:p text:style-name="P2"><text:span text:style-name="T4">–О чем ты? Ты же все равно тоже летишь на самолете, а если у тебя билеты взяты заранее, то мы вряд ли попадем на один и тот же рейс, – с непониманием возмутилась девушка.</text:span></text:p>
      <text:p text:style-name="P2"><text:span text:style-name="T4">–Я владею международной сетью авиакомпаний и могу лететь, когда захочу и куда мне надо, если позволяет погода. Поэтому ты летишь со мной и Евгением на моем самолете, и это не обсуждается.</text:span></text:p>
      <text:p text:style-name="P2"><text:span text:style-name="T4">Девушка закатила глаза и хотела возразить, но не заметила, как уже оказалась снизу, слившись губами в поцелуе с Павлом. Тот зарыл руки в ее волосах, осторожно придерживая голову. Девушка погрузилась в атмосферу наслаждения, поддаваясь всем действиям парня и обвивая его шею руками. На следующий вечер они уже сидели в машине, направляясь к дому Павла. Сам Павел сидел за рулем, а девушка дремала рядом <text:s/>на пассажирском сидении. Он глубоко вздохнул, посмотрев на нее, и прошептал: «Надеюсь, теперь все будет хорошо»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15T19:22:08.444000000</meta:creation-date>
    <dc:date>2022-05-15T19:22:33.607000000</dc:date>
    <meta:editing-duration>PT25S</meta:editing-duration>
    <meta:editing-cycles>1</meta:editing-cycles>
    <meta:document-statistic meta:table-count="0" meta:image-count="0" meta:object-count="0" meta:page-count="2" meta:paragraph-count="20" meta:word-count="386" meta:character-count="2380" meta:non-whitespace-character-count="1999"/>
    <meta:generator>LibreOffice/7.2.2.2$Windows_X86_64 LibreOffice_project/02b2acce88a210515b4a5bb2e46cbfb63fe97d56</meta:generator>
  </office:meta>
</office:document-meta>
</file>